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9fa"/>
      <style:paragraph-properties fo:background-color="#f8f9fa"/>
    </style:style>
    <style:style style:name="P2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3" style:family="paragraph" style:parent-style-name="Standard" style:list-style-name="WWNum1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4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5" style:family="paragraph" style:parent-style-name="Standard" style:list-style-name="WWNum12">
      <loext:graphic-properties draw:fill="solid" draw:fill-color="#f8f9fa"/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 fo:background-color="#f8f9fa"/>
      <style:text-properties fo:color="#212529" loext:opacity="100%" style:font-name="Roboto" fo:font-size="12pt" style:font-name-asian="Roboto1" style:font-size-asian="12pt" style:font-name-complex="Roboto1" style:font-size-complex="12pt"/>
    </style:style>
    <style:style style:name="P6" style:family="paragraph" style:parent-style-name="Standard" style:list-style-name="WWNum2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7" style:family="paragraph" style:parent-style-name="Standard" style:list-style-name="WWNum2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8" style:family="paragraph" style:parent-style-name="Standard" style:list-style-name="WWNum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9" style:family="paragraph" style:parent-style-name="Standard" style:list-style-name="WWNum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0" style:family="paragraph" style:parent-style-name="Standard" style:list-style-name="WWNum13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1" style:family="paragraph" style:parent-style-name="Standard" style:list-style-name="WWNum13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2" style:family="paragraph" style:parent-style-name="Standard" style:list-style-name="WWNum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3" style:family="paragraph" style:parent-style-name="Standard" style:list-style-name="WWNum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4" style:family="paragraph" style:parent-style-name="Standard" style:list-style-name="WWNum10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5" style:family="paragraph" style:parent-style-name="Standard" style:list-style-name="WWNum10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6" style:family="paragraph" style:parent-style-name="Standard" style:list-style-name="WWNum11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7" style:family="paragraph" style:parent-style-name="Standard" style:list-style-name="WWNum11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8" style:family="paragraph" style:parent-style-name="Standard" style:list-style-name="WWNum8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19" style:family="paragraph" style:parent-style-name="Standard" style:list-style-name="WWNum8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0" style:family="paragraph" style:parent-style-name="Standard" style:list-style-name="WWNum9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1" style:family="paragraph" style:parent-style-name="Standard" style:list-style-name="WWNum9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2" style:family="paragraph" style:parent-style-name="Standard" style:list-style-name="WWNum5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3" style:family="paragraph" style:parent-style-name="Standard" style:list-style-name="WWNum5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4" style:family="paragraph" style:parent-style-name="Standard" style:list-style-name="WWNum14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5" style:family="paragraph" style:parent-style-name="Standard" style:list-style-name="WWNum14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6" style:family="paragraph" style:parent-style-name="Standard" style:list-style-name="WWNum6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7" style:family="paragraph" style:parent-style-name="Standard" style:list-style-name="WWNum6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8" style:family="paragraph" style:parent-style-name="Standard" style:list-style-name="WWNum7">
      <style:paragraph-properties fo:margin-left="1.27cm" fo:margin-right="0cm" fo:margin-top="0cm" fo:margin-bottom="0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29" style:family="paragraph" style:parent-style-name="Standard" style:list-style-name="WWNum7">
      <style:paragraph-properties fo:margin-left="1.27cm" fo:margin-right="0cm" fo:margin-top="0cm" fo:margin-bottom="0.423cm" style:contextual-spacing="false" fo:line-height="100%" fo:text-indent="-0.635cm" style:auto-text-indent="false"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0" style:family="paragraph" style:parent-style-name="Standard">
      <style:paragraph-properties fo:break-before="auto" fo:break-after="auto"/>
      <style:text-properties fo:color="#212529" loext:opacity="100%" style:font-name="Roboto" fo:font-size="12pt" officeooo:paragraph-rsid="0028e5f9" fo:background-color="#f8f9fa" style:font-name-asian="Roboto1" style:font-size-asian="12pt" style:font-name-complex="Roboto1" style:font-size-complex="12pt"/>
    </style:style>
    <style:style style:name="P31" style:family="paragraph" style:parent-style-name="Standard">
      <style:text-properties fo:color="#212529" loext:opacity="100%" style:font-name="Roboto" fo:font-size="12pt" officeooo:paragraph-rsid="0028e5f9" fo:background-color="#f8f9fa" style:font-name-asian="Roboto1" style:font-size-asian="12pt" style:font-name-complex="Roboto1" style:font-size-complex="12pt"/>
    </style:style>
    <style:style style:name="P32" style:family="paragraph" style:parent-style-name="Standard">
      <style:paragraph-properties fo:break-before="auto" fo:break-after="auto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3" style:family="paragraph" style:parent-style-name="Standard">
      <loext:graphic-properties draw:fill="solid" draw:fill-color="#f8f9fa"/>
      <style:paragraph-properties fo:break-before="auto" fo:break-after="auto" fo:background-color="#f8f9fa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4" style:family="paragraph" style:parent-style-name="Standard">
      <style:paragraph-properties fo:break-before="auto" fo:break-after="auto"/>
      <style:text-properties fo:color="#212529" loext:opacity="100%" style:font-name="Roboto" fo:font-size="12pt" officeooo:paragraph-rsid="001a24a0" fo:background-color="#f8f9fa" style:font-name-asian="Roboto1" style:font-size-asian="12pt" style:font-name-complex="Roboto1" style:font-size-complex="12pt"/>
    </style:style>
    <style:style style:name="P35" style:family="paragraph" style:parent-style-name="Standard">
      <style:text-properties fo:color="#212529" loext:opacity="100%" style:font-name="Roboto" fo:font-size="12pt" officeooo:paragraph-rsid="001daecb" fo:background-color="#f8f9fa" style:font-name-asian="Roboto1" style:font-size-asian="12pt" style:font-name-complex="Roboto1" style:font-size-complex="12pt"/>
    </style:style>
    <style:style style:name="P36" style:family="paragraph" style:parent-style-name="Standard">
      <loext:graphic-properties draw:fill="solid" draw:fill-color="#f8f9fa"/>
      <style:paragraph-properties fo:background-color="#f8f9fa"/>
      <style:text-properties fo:color="#212529" loext:opacity="100%" style:font-name="Roboto" fo:font-size="12pt" fo:background-color="#f8f9fa" style:font-name-asian="Roboto1" style:font-size-asian="12pt" style:font-name-complex="Roboto1" style:font-size-complex="12pt"/>
    </style:style>
    <style:style style:name="P37" style:family="paragraph" style:parent-style-name="Standard">
      <style:paragraph-properties fo:break-before="auto" fo:break-after="auto"/>
    </style:style>
    <style:style style:name="P38" style:family="paragraph" style:parent-style-name="Standard">
      <loext:graphic-properties draw:fill="solid" draw:fill-color="#f8f9fa"/>
      <style:paragraph-properties fo:break-before="auto" fo:break-after="auto" fo:background-color="#f8f9fa"/>
    </style:style>
    <style:style style:name="P39" style:family="paragraph" style:parent-style-name="Standard">
      <style:text-properties style:use-window-font-color="true" loext:opacity="0%" fo:font-weight="normal" style:font-weight-asian="normal" style:font-weight-complex="normal"/>
    </style:style>
    <style:style style:name="P40" style:family="paragraph" style:parent-style-name="Standard" style:master-page-name="Standard">
      <style:paragraph-properties style:page-number="1" fo:break-before="auto" fo:break-after="auto"/>
      <style:text-properties style:use-window-font-color="true" loext:opacity="0%" fo:font-weight="normal" style:font-weight-asian="normal" style:font-weight-complex="normal"/>
    </style:style>
    <style:style style:name="T1" style:family="text">
      <style:text-properties fo:color="#212529" loext:opacity="100%" style:font-name="Roboto" fo:font-size="12pt" fo:background-color="#f8f9fa" loext:char-shading-value="0" style:font-name-asian="Roboto1" style:font-size-asian="12pt" style:font-name-complex="Roboto1" style:font-size-complex="12pt"/>
    </style:style>
    <style:style style:name="T2" style:family="text">
      <style:text-properties fo:color="#ff0000" loext:opacity="100%" style:font-name="Roboto" fo:font-size="12pt" fo:font-weight="bold" fo:background-color="#f8f9fa" loext:char-shading-value="0" style:font-name-asian="Roboto1" style:font-size-asian="12pt" style:font-weight-asian="bold" style:font-name-complex="Roboto1" style:font-size-complex="12pt"/>
    </style:style>
    <style:style style:name="T3" style:family="text">
      <style:text-properties officeooo:rsid="001044dd"/>
    </style:style>
    <style:style style:name="T4" style:family="text">
      <style:text-properties officeooo:rsid="0012aee6"/>
    </style:style>
    <style:style style:name="T5" style:family="text">
      <style:text-properties officeooo:rsid="000de1a6"/>
    </style:style>
    <style:style style:name="T6" style:family="text">
      <style:text-properties officeooo:rsid="0020329b"/>
    </style:style>
    <style:style style:name="T7" style:family="text">
      <style:text-properties officeooo:rsid="0028e5f9"/>
    </style:style>
    <style:style style:name="T8" style:family="text">
      <style:text-properties style:font-name="Roboto" fo:font-size="12pt" fo:font-weight="bold" fo:background-color="#f8f9fa" loext:char-shading-value="0" style:font-name-asian="Roboto1" style:font-size-asian="12pt" style:font-weight-asian="bold" style:font-name-complex="Roboto1" style:font-size-complex="12pt"/>
    </style:style>
    <style:style style:name="T9" style:family="text">
      <style:text-properties style:font-name="Roboto" fo:font-size="12pt" fo:background-color="#f8f9fa" loext:char-shading-value="0" style:font-name-asian="Roboto1" style:font-size-asian="12pt" style:font-name-complex="Roboto1" style:font-size-complex="12pt"/>
    </style:style>
    <style:style style:name="T10" style:family="text">
      <style:text-properties style:font-name="Roboto" fo:font-size="12pt" officeooo:rsid="0033c380" fo:background-color="#f8f9fa" loext:char-shading-value="0" style:font-name-asian="Roboto1" style:font-size-asian="12pt" style:font-name-complex="Roboto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<text:span text:style-name="T9">Q1.1: What type of news article are you reviewing? (Check one):</text:span></text:p>
      <text:p text:style-name="P39"><text:span text:style-name="T9"><text:s text:c="4"/>1. <text:s/>Straight news, or 'hard news'</text:span></text:p>
      <text:p text:style-name="P39"><text:span text:style-name="T9"><text:s text:c="4"/>2. <text:s/>Editorial/opinion</text:span></text:p>
      <text:p text:style-name="P39"><text:span text:style-name="T9"><text:s text:c="4"/>3. <text:s/>Feature/investigation</text:span></text:p>
      <text:p text:style-name="P39"><text:span text:style-name="T9"><text:s text:c="4"/>4. <text:s/>Satire</text:span></text:p>
      <text:p text:style-name="P39"><text:span text:style-name="T9"><text:s text:c="4"/>5. <text:s/>Lifestyle content, obituary, 'listicle', or other 'soft news'</text:span></text:p>
      <text:p text:style-name="P39"><text:span text:style-name="T9"/></text:p>
      <text:p text:style-name="P39"><text:span text:style-name="T9">Q1.2: How accurately does the story’s headline describe the content of the story?</text:span></text:p>
      <text:p text:style-name="P39"><text:span text:style-name="T9"><text:s text:c="4"/>1. <text:s/>Extremely inaccurately</text:span></text:p>
      <text:p text:style-name="P39"><text:span text:style-name="T9"><text:s text:c="4"/>2. <text:s/>Somewhat inaccurately</text:span></text:p>
      <text:p text:style-name="P39"><text:span text:style-name="T9"><text:s text:c="4"/>3. <text:s/>Somewhat accurately</text:span></text:p>
      <text:p text:style-name="P39"><text:span text:style-name="T9"><text:s text:c="4"/>4. <text:s/>Extremely accurately </text:span></text:p>
      <text:p text:style-name="P39"><text:span text:style-name="T9"/></text:p>
      <text:p text:style-name="P39"><text:span text:style-name="T9">Q1.3: Does the story’s headline contain any of the following elements? </text:span><text:span text:style-name="T10">(</text:span><text:span text:style-name="T9">Check all that apply</text:span><text:span text:style-name="T10">)</text:span><text:span text:style-name="T9">:</text:span></text:p>
      <text:p text:style-name="P39"><text:span text:style-name="T9"><text:s text:c="4"/>1. <text:s/>A proper noun</text:span></text:p>
      <text:p text:style-name="P39"><text:span text:style-name="T9"><text:s text:c="4"/>2. <text:s/>A question</text:span></text:p>
      <text:p text:style-name="P39"><text:span text:style-name="T9"><text:s text:c="4"/>3. <text:s/>A colon</text:span></text:p>
      <text:p text:style-name="P39"><text:span text:style-name="T9"><text:s text:c="4"/>4. <text:s/>A quotation</text:span></text:p>
      <text:p text:style-name="P39"><text:span text:style-name="T9"><text:s text:c="4"/>5. <text:s/>Words or phrases that are entirely capitalized (all caps)</text:span></text:p>
      <text:p text:style-name="P39"><text:span text:style-name="T9"><text:s text:c="4"/>6. <text:s/>The pronoun 'this'</text:span></text:p>
      <text:p text:style-name="P39"><text:span text:style-name="T9"><text:s text:c="4"/>7. <text:s/>Generalizing terms (ex: 'never', 'always')</text:span></text:p>
      <text:p text:style-name="P39"><text:span text:style-name="T9"><text:s text:c="4"/>8. <text:s/>Explanation phrases, such as 'Here’s why...'</text:span></text:p>
      <text:p text:style-name="P39"><text:span text:style-name="T9"><text:s text:c="4"/>9. <text:s/>Hyperbolic, emotional or sensationalized language</text:span></text:p>
      <text:p text:style-name="P39"><text:span text:style-name="T9"/></text:p>
      <text:p text:style-name="P39"><text:span text:style-name="T9">Q1.3.1: If the headline contains a quotation, does that same quotation appear in the content of the story?</text:span></text:p>
      <text:p text:style-name="P39"><text:span text:style-name="T9"><text:s text:c="4"/>1. <text:s/>No</text:span></text:p>
      <text:p text:style-name="P39"><text:span text:style-name="T9"><text:s text:c="4"/>2. <text:s/>Yes</text:span></text:p>
      <text:p text:style-name="P39"><text:span text:style-name="T9"/></text:p>
      <text:p text:style-name="P39"><text:span text:style-name="T9">Q1.4: Does the article begin with a fact-based lead?</text:span></text:p>
      <text:p text:style-name="P39"><text:span text:style-name="T9"><text:s text:c="4"/>1. <text:s/>No</text:span></text:p>
      <text:p text:style-name="P39"><text:span text:style-name="T9"><text:s text:c="4"/>2. <text:s/>Yes</text:span></text:p>
      <text:p text:style-name="P39"><text:span text:style-name="T9"/></text:p>
      <text:p text:style-name="P39"><text:span text:style-name="T9">Q1.5 Please rate the degree of bias in the article copy:</text:span></text:p>
      <text:p text:style-name="P39"><text:span text:style-name="T9"><text:s text:c="4"/>1. <text:s/>Extremely biased</text:span></text:p>
      <text:p text:style-name="P39"><text:span text:style-name="T9"><text:s text:c="4"/>2. <text:s/>Mostly biased</text:span></text:p>
      <text:p text:style-name="P39"><text:span text:style-name="T9"><text:s text:c="4"/>3. <text:s/>Somewhat biased</text:span></text:p>
      <text:p text:style-name="P39"><text:span text:style-name="T9"><text:s text:c="4"/>4. <text:s/>Entirely unbiased</text:span></text:p>
      <text:p text:style-name="P39"><text:soft-page-break/><text:span text:style-name="T9"/></text:p>
      <text:p text:style-name="P39"><text:span text:style-name="T9">Q1.6 Does the article use sensationalised language:</text:span></text:p>
      <text:p text:style-name="P39"><text:span text:style-name="T9"><text:s text:c="4"/>1. <text:s/>Extremely sensationalised</text:span></text:p>
      <text:p text:style-name="P39"><text:span text:style-name="T9"><text:s text:c="4"/>2. <text:s/>Somewhat sensationalised</text:span></text:p>
      <text:p text:style-name="P39"><text:span text:style-name="T9"><text:s text:c="4"/>3. <text:s/>Mainly neutral</text:span></text:p>
      <text:p text:style-name="P39"><text:span text:style-name="T9"><text:s text:c="4"/>4. <text:s/>Entirely neutral</text:span></text:p>
      <text:p text:style-name="P39"><text:span text:style-name="T9"/></text:p>
      <text:p text:style-name="P39"><text:span text:style-name="T9">Q1.7: Does this story negatively target a specific group or individual?</text:span></text:p>
      <text:p text:style-name="P39"><text:span text:style-name="T9"><text:s text:c="4"/>1. <text:s/>No</text:span></text:p>
      <text:p text:style-name="P39"><text:span text:style-name="T9"><text:s text:c="4"/>2. <text:s/>Yes</text:span></text:p>
      <text:p text:style-name="P39"><text:span text:style-name="T9"/></text:p>
      <text:p text:style-name="P39"><text:span text:style-name="T9">Q1.7.1: If the answer 1.7 is yes, please specify the group or individual negatively target. </text:span><text:span text:style-name="T10">(</text:span><text:span text:style-name="T9">Check all that apply</text:span><text:span text:style-name="T10">)</text:span><text:span text:style-name="T9">:</text:span></text:p>
      <text:p text:style-name="P39"><text:span text:style-name="T9"><text:tab/>0. <text:s/>Conservatives</text:span></text:p>
      <text:p text:style-name="P39"><text:span text:style-name="T9"><text:tab/>1. <text:s/>Liberals</text:span></text:p>
      <text:p text:style-name="P39"><text:span text:style-name="T9"><text:tab/>2. <text:s/>Gender</text:span></text:p>
      <text:p text:style-name="P39"><text:span text:style-name="T9"><text:tab/>3. <text:s/>LGBTQ</text:span></text:p>
      <text:p text:style-name="P39"><text:span text:style-name="T9"><text:tab/>4. Immigrants</text:span></text:p>
      <text:p text:style-name="P39"><text:span text:style-name="T9"><text:tab/>5. Jews/Judaism</text:span></text:p>
      <text:p text:style-name="P39"><text:span text:style-name="T9"><text:tab/>6. Islam/Muslims</text:span></text:p>
      <text:p text:style-name="P39"><text:span text:style-name="T9"><text:tab/>7. Christians/Christianity</text:span></text:p>
      <text:p text:style-name="P39"><text:span text:style-name="T9"><text:tab/>8. Religion (Other)</text:span></text:p>
      <text:p text:style-name="P39"><text:span text:style-name="T9"><text:tab/>9. Race/ethnicity</text:span></text:p>
      <text:p text:style-name="P39"><text:span text:style-name="T9"><text:tab/>10. Reputation (Organisation)</text:span></text:p>
      <text:p text:style-name="P39"><text:span text:style-name="T9"><text:tab/>11. Reputation (Person)</text:span></text:p>
      <text:p text:style-name="P39"><text:span text:style-name="T9"><text:tab/>12. Other</text:span></text:p>
      <text:p text:style-name="P39"><text:span text:style-name="T9"/></text:p>
      <text:p text:style-name="P39"><text:span text:style-name="T9">Q1.7.1.2: If answer 1.7.1 is yes, please specify who you are referring to:</text:span></text:p>
      <text:p text:style-name="P39"><text:span text:style-name="T9"/></text:p>
      <text:p text:style-name="P39"><text:span text:style-name="T9">Q2.8: How much information is provided in the article’s byline?</text:span></text:p>
      <text:p text:style-name="P39"><text:span text:style-name="T9"><text:s text:c="4"/>1. <text:s/>There is no attribution to any individual, newswire, or specific team of the site</text:span></text:p>
      <text:p text:style-name="P39"><text:span text:style-name="T9"><text:s text:c="4"/>2. <text:s/>There is partial information given for the author’s name</text:span></text:p>
      <text:p text:style-name="P39"><text:span text:style-name="T9"><text:s text:c="4"/>3. <text:s/>There is a full name for the author/authors and/or the specific newswire service name</text:span></text:p>
      <text:p text:style-name="P39"><text:span text:style-name="T9"/></text:p>
      <text:p text:style-name="P39"><text:span text:style-name="T9">Q2.9.1: Can you determine the date of the event covered by the article?</text:span></text:p>
      <text:p text:style-name="P39"><text:span text:style-name="T9"><text:s text:c="4"/>1. <text:s/>No</text:span></text:p>
      <text:p text:style-name="P39"><text:span text:style-name="T9"><text:s text:c="4"/>2. <text:s/>Yes</text:span></text:p>
      <text:p text:style-name="P39"><text:span text:style-name="T9"/></text:p>
      <text:p text:style-name="P39"><text:span text:style-name="T9">Q2.9.2: If the answer to Q2.9.1 is yes, please record the date of the news </text:span><text:soft-page-break/><text:span text:style-name="T9">event or development covered by the story. (dd-mm-yyyy): </text:span></text:p>
      <text:p text:style-name="P39"><text:span text:style-name="T9"/></text:p>
      <text:p text:style-name="P39"><text:span text:style-name="T9">Q2.10: Is the story covering a news event or development that occurred within 30 days prior to the article’s publication date?</text:span></text:p>
      <text:p text:style-name="P39"><text:span text:style-name="T9"><text:s text:c="4"/>1. <text:s/>No</text:span></text:p>
      <text:p text:style-name="P39"><text:span text:style-name="T9"><text:s text:c="4"/>2. <text:s/>Y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212529" loext:opacity="100%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2-29T17:57:21.520954016</dc:date>
    <meta:editing-duration>PT5H51M11S</meta:editing-duration>
    <meta:editing-cycles>25</meta:editing-cycles>
    <meta:document-statistic meta:table-count="0" meta:image-count="0" meta:object-count="0" meta:page-count="3" meta:paragraph-count="66" meta:word-count="386" meta:character-count="2550" meta:non-whitespace-character-count="2016"/>
  </office:meta>
</office:document-meta>
</file>